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8pt" officeooo:rsid="0005b746" officeooo:paragraph-rsid="0005b746" style:font-size-asian="8pt" style:font-size-complex="8pt"/>
    </style:style>
    <style:style style:name="P2" style:family="paragraph" style:parent-style-name="Standard">
      <style:text-properties fo:color="#000000" fo:font-size="8pt" officeooo:paragraph-rsid="0005b746" style:font-size-asian="8pt" style:font-size-complex="8pt"/>
    </style:style>
    <style:style style:name="P3" style:family="paragraph" style:parent-style-name="Standard">
      <style:text-properties fo:color="#000000" fo:font-size="8pt" fo:font-weight="bold" officeooo:rsid="0005b746" officeooo:paragraph-rsid="0005b746" style:font-size-asian="8pt" style:font-weight-asian="bold" style:font-size-complex="8pt" style:font-weight-complex="bold"/>
    </style:style>
    <style:style style:name="P4" style:family="paragraph" style:parent-style-name="Standard">
      <style:text-properties fo:color="#000000" fo:font-size="10pt" fo:font-weight="bold" officeooo:rsid="0005b746" officeooo:paragraph-rsid="0005b746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8pt" style:font-size-asian="8pt" style:font-size-complex="8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8pt" style:font-size-asian="8pt" style:font-size-complex="8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style:font-name="Monospace" fo:font-weight="bold" style:font-weight-asian="bold"/>
    </style:style>
    <style:style style:name="T3" style:family="text">
      <style:text-properties fo:color="#7f0055" style:font-name="Monospace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6" style:family="text">
      <style:text-properties fo:color="#000000" style:font-name="Monospace"/>
    </style:style>
    <style:style style:name="T7" style:family="text">
      <style:text-properties fo:color="#000000" style:font-name="Monospace" style:text-underline-style="solid" style:text-underline-width="auto" style:text-underline-color="font-color"/>
    </style:style>
    <style:style style:name="T8" style:family="text">
      <style:text-properties fo:color="#0000c0" style:font-name="Monospace" fo:font-size="10pt" style:font-size-asian="10pt"/>
    </style:style>
    <style:style style:name="T9" style:family="text">
      <style:text-properties fo:color="#0000c0" style:font-name="Monospace" fo:font-size="10pt" fo:font-style="italic" style:font-size-asian="10pt" style:font-style-asian="italic"/>
    </style:style>
    <style:style style:name="T10" style:family="text">
      <style:text-properties fo:color="#0000c0" style:font-name="Monospace" fo:font-size="10pt" fo:font-style="italic" style:font-size-asian="10pt" style:font-style-asian="italic" fo:background-color="#d4d4d4"/>
    </style:style>
    <style:style style:name="T11" style:family="text">
      <style:text-properties fo:color="#0000c0" style:font-name="Monospace"/>
    </style:style>
    <style:style style:name="T12" style:family="text">
      <style:text-properties fo:color="#0000c0" style:font-name="Monospace" fo:font-style="italic" style:font-style-asian="italic"/>
    </style:style>
    <style:style style:name="T13" style:family="text">
      <style:text-properties fo:color="#0000c0" style:font-name="Monospace" fo:font-style="italic" style:font-style-asian="italic" fo:background-color="#d4d4d4"/>
    </style:style>
    <style:style style:name="T14" style:family="text">
      <style:text-properties fo:color="#3f7f5f" style:font-name="Monospace" fo:font-size="10pt" style:font-size-asian="10pt"/>
    </style:style>
    <style:style style:name="T15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6" style:family="text">
      <style:text-properties fo:color="#3f7f5f" style:font-name="Monospace"/>
    </style:style>
    <style:style style:name="T17" style:family="text">
      <style:text-properties fo:color="#3f7f5f" style:font-name="Monospace" style:text-underline-style="solid" style:text-underline-width="auto" style:text-underline-color="font-color"/>
    </style:style>
    <style:style style:name="T18" style:family="text">
      <style:text-properties fo:color="#2a00ff" style:font-name="Monospace" fo:font-size="10pt" style:font-size-asian="10pt"/>
    </style:style>
    <style:style style:name="T19" style:family="text">
      <style:text-properties fo:color="#2a00ff" style:font-name="Monospace"/>
    </style:style>
    <style:style style:name="T20" style:family="text">
      <style:text-properties fo:color="#646464" style:font-name="Monospace" fo:font-size="10pt" style:font-size-asian="10pt"/>
    </style:style>
    <style:style style:name="T21" style:family="text">
      <style:text-properties fo:color="#646464" style:font-name="Monospace"/>
    </style:style>
    <style:style style:name="T22" style:family="text">
      <style:text-properties style:font-name="Monospace" fo:font-weight="bold" style:font-weight-asian="bold"/>
    </style:style>
    <style:style style:name="T23" style:family="text">
      <style:text-properties style:font-name="Monospace" fo:font-weight="bold" officeooo:rsid="0005b746" style:font-weight-asian="bold" style:font-weight-complex="bold"/>
    </style:style>
    <style:style style:name="T24" style:family="text">
      <style:text-properties style:font-name="Monospace" fo:font-weight="bold" officeooo:rsid="0005b746" style:font-weight-asian="bold" style:font-weight-complex="bold"/>
    </style:style>
    <style:style style:name="T25" style:family="text">
      <style:text-properties style:font-name="Monospace"/>
    </style:style>
    <style:style style:name="T26" style:family="text">
      <style:text-properties style:font-name="Monospace" style:text-underline-style="solid" style:text-underline-width="auto" style:text-underline-color="font-color"/>
    </style:style>
    <style:style style:name="T27" style:family="text">
      <style:text-properties style:font-name="Monospace" style:text-underline-style="solid" style:text-underline-width="auto" style:text-underline-color="font-color"/>
    </style:style>
    <style:style style:name="T28" style:family="text">
      <style:text-properties style:font-name="Monospace"/>
    </style:style>
    <style:style style:name="T29" style:family="text">
      <style:text-properties style:font-name="Monospace"/>
    </style:style>
    <style:style style:name="T30" style:family="text">
      <style:text-properties style:font-name="Monospace"/>
    </style:style>
    <style:style style:name="T31" style:family="text">
      <style:text-properties style:font-name="Monospace" fo:font-style="italic" style:font-style-asian="italic"/>
    </style:style>
    <style:style style:name="T32" style:family="text">
      <style:text-properties style:font-name="Monospace" fo:font-style="italic" style:font-style-asian="italic" fo:background-color="#d4d4d4"/>
    </style:style>
    <style:style style:name="T33" style:family="text">
      <style:text-properties style:font-name="Monospace"/>
    </style:style>
    <style:style style:name="T34" style:family="text">
      <style:text-properties style:font-name="Monospace"/>
    </style:style>
    <style:style style:name="T35" style:family="text">
      <style:text-properties style:font-name="Monospace" fo:font-size="10pt" style:font-size-asian="10pt"/>
    </style:style>
    <style:style style:name="T36" style:family="text">
      <style:text-properties style:font-name="Monospace" fo:font-size="10pt" style:font-size-asian="10pt"/>
    </style:style>
    <style:style style:name="T37" style:family="text">
      <style:text-properties style:font-name="Monospace" fo:font-size="10pt" style:font-size-asian="10pt"/>
    </style:style>
    <style:style style:name="T38" style:family="text">
      <style:text-properties style:font-name="Monospace" fo:font-size="10pt" fo:font-weight="bold" style:font-size-asian="10pt" style:font-weight-asian="bold"/>
    </style:style>
    <style:style style:name="T39" style:family="text">
      <style:text-properties style:font-name="Monospace" fo:font-size="10pt" style:text-underline-style="solid" style:text-underline-width="auto" style:text-underline-color="font-color" style:font-size-asian="10pt"/>
    </style:style>
    <style:style style:name="T40" style:family="text">
      <style:text-properties style:font-name="Monospace" fo:font-size="10pt" fo:font-style="italic" style:font-size-asian="10pt" style:font-style-asian="italic"/>
    </style:style>
    <style:style style:name="T41" style:family="text">
      <style:text-properties style:font-name="Monospace" fo:font-size="10pt" fo:font-style="italic" style:font-size-asian="10pt" style:font-style-asian="italic" fo:background-color="#d4d4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ostrar diferentes paneles</text:p>
      <text:p text:style-name="P4"/>
      <text:p text:style-name="P4">Clase ventana principal</text:p>
      <text:p text:style-name="P5"/>
      <text:p text:style-name="P6"><text:span text:style-name="T22">import</text:span><text:span text:style-name="T25"> java.awt.FlowLayout;</text:span></text:p>
      <text:p text:style-name="P5"/>
      <text:p text:style-name="P6"><text:span text:style-name="T22">import</text:span><text:span text:style-name="T25"> javax.swing.JFrame;</text:span></text:p>
      <text:p text:style-name="P6"><text:span text:style-name="T22">import</text:span><text:span text:style-name="T25"> </text:span><text:span text:style-name="T26">javax.swing.JPanel</text:span><text:span text:style-name="T25">;</text:span></text:p>
      <text:p text:style-name="P6"><text:span text:style-name="T22">import</text:span><text:span text:style-name="T25"> java.awt.event.ActionEvent;</text:span></text:p>
      <text:p text:style-name="P6"><text:span text:style-name="T22">import</text:span><text:span text:style-name="T25"> java.awt.event.ActionListener;</text:span></text:p>
      <text:p text:style-name="P6"><text:span text:style-name="T22">import</text:span><text:span text:style-name="T25"> javax.swing.JButton;</text:span></text:p>
      <text:p text:style-name="P5"/>
      <text:p text:style-name="P6"><text:span text:style-name="T25"><text:tab/></text:span></text:p>
      <text:p text:style-name="P6"><text:span text:style-name="T22">public</text:span><text:span text:style-name="T25"> </text:span><text:span text:style-name="T22">class</text:span><text:span text:style-name="T25"> </text:span><text:span text:style-name="T26">Multiples_jpanel</text:span><text:span text:style-name="T25"> </text:span><text:span text:style-name="T22">extends</text:span><text:span text:style-name="T25"> JFrame {</text:span></text:p>
      <text:p text:style-name="P5"/>
      <text:p text:style-name="P6"><text:span text:style-name="T25"><text:tab/> <text:s text:c="3"/>FlowLayout </text:span><text:span text:style-name="T25">layout</text:span><text:span text:style-name="T25"> = </text:span><text:span text:style-name="T22">new</text:span><text:span text:style-name="T25"> FlowLayout();</text:span></text:p>
      <text:p text:style-name="P6"><text:span text:style-name="T25"><text:tab/> <text:s text:c="3"/>FlowLayout </text:span><text:span text:style-name="T25">config</text:span><text:span text:style-name="T25"> = </text:span><text:span text:style-name="T22">new</text:span><text:span text:style-name="T25"> FlowLayout();</text:span></text:p>
      <text:p text:style-name="P6"><text:span text:style-name="T25"><text:tab/> <text:s text:c="3"/></text:span><text:span text:style-name="T25">// </text:span><text:span text:style-name="T26">creamos</text:span><text:span text:style-name="T25"> </text:span><text:span text:style-name="T26">tres</text:span><text:span text:style-name="T25"> </text:span><text:span text:style-name="T26">objetos</text:span><text:span text:style-name="T25"> </text:span><text:span text:style-name="T26">de</text:span><text:span text:style-name="T25"> </text:span><text:span text:style-name="T26">la</text:span><text:span text:style-name="T25"> </text:span><text:span text:style-name="T26">clase</text:span><text:span text:style-name="T25"> JPanel</text:span></text:p>
      <text:p text:style-name="P6"><text:span text:style-name="T25"><text:tab/> <text:s text:c="3"/>jpanel1 </text:span><text:span text:style-name="T25">panel1</text:span><text:span text:style-name="T25"> = </text:span><text:span text:style-name="T22">new</text:span><text:span text:style-name="T25"> <text:s/>jpanel1();</text:span></text:p>
      <text:p text:style-name="P6"><text:span text:style-name="T25"><text:tab/> <text:s text:c="3"/>jpanel2 </text:span><text:span text:style-name="T25">panel2</text:span><text:span text:style-name="T25"> = </text:span><text:span text:style-name="T22">new</text:span><text:span text:style-name="T25"> <text:s/>jpanel2();</text:span></text:p>
      <text:p text:style-name="P6"><text:span text:style-name="T25"><text:tab/> <text:s text:c="3"/>jpanel3 </text:span><text:span text:style-name="T25">panel3</text:span><text:span text:style-name="T25"> = </text:span><text:span text:style-name="T22">new</text:span><text:span text:style-name="T25"> <text:s/>jpanel3(); <text:s text:c="3"/></text:span></text:p>
      <text:p text:style-name="P6"><text:span text:style-name="T25"><text:tab/> <text:s text:c="3"/></text:span></text:p>
      <text:p text:style-name="P6"><text:span text:style-name="T25"><text:tab/> <text:s text:c="3"/></text:span><text:span text:style-name="T25">// </text:span><text:span text:style-name="T26">creamos</text:span><text:span text:style-name="T25"> </text:span><text:span text:style-name="T26">dos</text:span><text:span text:style-name="T25"> </text:span><text:span text:style-name="T26">objetos</text:span><text:span text:style-name="T25"> </text:span><text:span text:style-name="T26">de</text:span><text:span text:style-name="T25"> </text:span><text:span text:style-name="T26">la</text:span><text:span text:style-name="T25"> </text:span><text:span text:style-name="T26">clase</text:span><text:span text:style-name="T25"> JButtoon</text:span></text:p>
      <text:p text:style-name="P6"><text:span text:style-name="T25"><text:tab/> <text:s text:c="3"/></text:span><text:span text:style-name="T25">// el </text:span><text:span text:style-name="T26">cual</text:span><text:span text:style-name="T25"> </text:span><text:span text:style-name="T26">nos</text:span><text:span text:style-name="T25"> </text:span><text:span text:style-name="T26">permitira</text:span><text:span text:style-name="T25"> </text:span><text:span text:style-name="T26">administrar</text:span><text:span text:style-name="T25"> </text:span><text:span text:style-name="T26">la</text:span><text:span text:style-name="T25"> </text:span><text:span text:style-name="T26">visualizacion</text:span><text:span text:style-name="T25"> </text:span><text:span text:style-name="T26">de</text:span><text:span text:style-name="T25"> </text:span><text:span text:style-name="T26">los</text:span><text:span text:style-name="T25"> JPanel</text:span></text:p>
      <text:p text:style-name="P6"><text:span text:style-name="T25"><text:tab/> <text:s text:c="3"/>JButton </text:span><text:span text:style-name="T25">btn_next</text:span><text:span text:style-name="T25"> = </text:span><text:span text:style-name="T22">new</text:span><text:span text:style-name="T25"> JButton(</text:span><text:span text:style-name="T25">"Siguiente"</text:span><text:span text:style-name="T25">);</text:span></text:p>
      <text:p text:style-name="P6"><text:span text:style-name="T25"><text:tab/> <text:s text:c="3"/>JButton </text:span><text:span text:style-name="T25">btn_prev</text:span><text:span text:style-name="T25"> = </text:span><text:span text:style-name="T22">new</text:span><text:span text:style-name="T25"> JButton(</text:span><text:span text:style-name="T25">"Anterior"</text:span><text:span text:style-name="T25">); <text:s text:c="3"/></text:span></text:p>
      <text:p text:style-name="P6"><text:span text:style-name="T25"><text:tab/> <text:s text:c="3"/></text:span></text:p>
      <text:p text:style-name="P6"><text:span text:style-name="T25"><text:tab/> <text:s text:c="3"/></text:span><text:span text:style-name="T22">public</text:span><text:span text:style-name="T25"> Multiples_jpanel(){</text:span></text:p>
      <text:p text:style-name="P6"><text:span text:style-name="T25"><text:tab/> <text:s text:c="7"/></text:span></text:p>
      <text:p text:style-name="P6"><text:span text:style-name="T25"><text:tab/> <text:s text:c="7"/></text:span><text:span text:style-name="T22">this</text:span><text:span text:style-name="T25">.setSize(600, 600); <text:s/></text:span><text:span text:style-name="T25">// </text:span><text:span text:style-name="T26">asignamos</text:span><text:span text:style-name="T25"> el </text:span><text:span text:style-name="T26">ancho</text:span><text:span text:style-name="T25"> y alto a </text:span><text:span text:style-name="T26">la</text:span><text:span text:style-name="T25"> </text:span><text:span text:style-name="T26">venta</text:span><text:span text:style-name="T25"> JFrame</text:span></text:p>
      <text:p text:style-name="P6"><text:span text:style-name="T25"><text:tab/> <text:s text:c="7"/></text:span><text:span text:style-name="T22">this</text:span><text:span text:style-name="T25">.setLocationRelativeTo(</text:span><text:span text:style-name="T22">null</text:span><text:span text:style-name="T25">); <text:s/></text:span><text:span text:style-name="T25">// </text:span><text:span text:style-name="T26">centramos</text:span><text:span text:style-name="T25"> </text:span><text:span text:style-name="T26">la</text:span><text:span text:style-name="T25"> </text:span><text:span text:style-name="T26">ventana</text:span><text:span text:style-name="T25"> </text:span><text:span text:style-name="T26">en</text:span><text:span text:style-name="T25"> </text:span><text:span text:style-name="T26">pantalla</text:span></text:p>
      <text:p text:style-name="P6"><text:span text:style-name="T25"><text:tab/> <text:s text:c="7"/></text:span><text:span text:style-name="T22">this</text:span><text:span text:style-name="T25">.setDefaultCloseOperation(JFrame.</text:span><text:span text:style-name="T31">EXIT_ON_CLOSE</text:span><text:span text:style-name="T25">);</text:span></text:p>
      <text:p text:style-name="P6"><text:span text:style-name="T25"><text:tab/> <text:s text:c="7"/></text:span><text:span text:style-name="T22">this</text:span><text:span text:style-name="T25">.setLayout(</text:span><text:span text:style-name="T25">layout</text:span><text:span text:style-name="T25">); <text:s text:c="2"/></text:span><text:span text:style-name="T25">// </text:span><text:span text:style-name="T26">agregamos</text:span><text:span text:style-name="T25"> el layout </text:span><text:span text:style-name="T26">al</text:span><text:span text:style-name="T25"> JFrame</text:span></text:p>
      <text:p text:style-name="P6"><text:span text:style-name="T25"><text:tab/> <text:s text:c="7"/></text:span><text:span text:style-name="T22">this</text:span><text:span text:style-name="T25">.add(</text:span><text:span text:style-name="T25">panel1</text:span><text:span text:style-name="T25">);</text:span></text:p>
      <text:p text:style-name="P6"><text:span text:style-name="T25"><text:tab/> <text:s text:c="7"/></text:span><text:span text:style-name="T22">this</text:span><text:span text:style-name="T25">.add(</text:span><text:span text:style-name="T25">panel2</text:span><text:span text:style-name="T25">);</text:span></text:p>
      <text:p text:style-name="P6"><text:span text:style-name="T25"><text:tab/> <text:s text:c="7"/></text:span><text:span text:style-name="T22">this</text:span><text:span text:style-name="T25">.add(</text:span><text:span text:style-name="T25">panel3</text:span><text:span text:style-name="T25">);</text:span></text:p>
      <text:p text:style-name="P6"><text:span text:style-name="T25"><text:tab/> <text:s text:c="7"/></text:span><text:span text:style-name="T22">this</text:span><text:span text:style-name="T25">.add(</text:span><text:span text:style-name="T25">btn_prev</text:span><text:span text:style-name="T25">);</text:span></text:p>
      <text:p text:style-name="P6"><text:span text:style-name="T25"><text:tab/> <text:s text:c="7"/></text:span><text:span text:style-name="T22">this</text:span><text:span text:style-name="T25">.add(</text:span><text:span text:style-name="T25">btn_next</text:span><text:span text:style-name="T25">);</text:span></text:p>
      <text:p text:style-name="P6"><text:span text:style-name="T25"><text:tab/> <text:s text:c="7"/></text:span><text:span text:style-name="T25">panel1</text:span><text:span text:style-name="T25">.setVisible(</text:span><text:span text:style-name="T22">true</text:span><text:span text:style-name="T25">);</text:span></text:p>
      <text:p text:style-name="P6"><text:span text:style-name="T25"><text:tab/> <text:s text:c="7"/></text:span><text:span text:style-name="T25">panel2</text:span><text:span text:style-name="T25">.setVisible(</text:span><text:span text:style-name="T22">false</text:span><text:span text:style-name="T25">);</text:span></text:p>
      <text:p text:style-name="P6"><text:span text:style-name="T25"><text:tab/> <text:s text:c="7"/></text:span><text:span text:style-name="T25">panel3</text:span><text:span text:style-name="T25">.setVisible(</text:span><text:span text:style-name="T22">false</text:span><text:span text:style-name="T25">); <text:s text:c="7"/></text:span></text:p>
      <text:p text:style-name="P5"/>
      <text:p text:style-name="P6"><text:span text:style-name="T25"><text:tab/> <text:s text:c="7"/></text:span><text:span text:style-name="T25">// </text:span><text:span text:style-name="T26">creamos</text:span><text:span text:style-name="T25"> </text:span><text:span text:style-name="T26">los</text:span><text:span text:style-name="T25"> </text:span><text:span text:style-name="T26">aventos</text:span><text:span text:style-name="T25"> </text:span></text:p>
      <text:p text:style-name="P6"><text:span text:style-name="T25"><text:tab/> <text:s text:c="7"/></text:span><text:span text:style-name="T25">btn_next</text:span><text:span text:style-name="T25">.addActionListener(</text:span><text:span text:style-name="T22">new</text:span><text:span text:style-name="T25"> ActionListener() {</text:span></text:p>
      <text:p text:style-name="P6"><text:span text:style-name="T25"><text:tab/> <text:s text:c="11"/></text:span><text:span text:style-name="T25">@Override</text:span></text:p>
      <text:p text:style-name="P6"><text:span text:style-name="T25"><text:tab/> <text:s text:c="11"/></text:span><text:span text:style-name="T22">public</text:span><text:span text:style-name="T25"> </text:span><text:span text:style-name="T22">void</text:span><text:span text:style-name="T25"> actionPerformed(ActionEvent e) { <text:s text:c="7"/></text:span></text:p>
      <text:p text:style-name="P6"><text:span text:style-name="T25"><text:tab/> <text:s text:c="15"/></text:span><text:span text:style-name="T22">if</text:span><text:span text:style-name="T25">(</text:span><text:span text:style-name="T25">panel1</text:span><text:span text:style-name="T25">.isVisible()){ <text:s text:c="16"/></text:span></text:p>
      <text:p text:style-name="P6"><text:span text:style-name="T25"><text:tab/> <text:s text:c="19"/></text:span><text:span text:style-name="T25">panel2</text:span><text:span text:style-name="T25">.setVisible(</text:span><text:span text:style-name="T22">true</text:span><text:span text:style-name="T25">);</text:span></text:p>
      <text:p text:style-name="P6"><text:span text:style-name="T25"><text:tab/> <text:s text:c="19"/></text:span><text:span text:style-name="T25">panel3</text:span><text:span text:style-name="T25">.setVisible(</text:span><text:span text:style-name="T22">false</text:span><text:span text:style-name="T25">);</text:span></text:p>
      <text:p text:style-name="P6"><text:span text:style-name="T25"><text:tab/> <text:s text:c="19"/></text:span><text:span text:style-name="T25">panel1</text:span><text:span text:style-name="T25">.setVisible(</text:span><text:span text:style-name="T22">false</text:span><text:span text:style-name="T25">);</text:span></text:p>
      <text:p text:style-name="P6"><text:span text:style-name="T25"><text:tab/> <text:s text:c="19"/>validate();</text:span></text:p>
      <text:p text:style-name="P6"><text:span text:style-name="T25"><text:tab/> <text:s text:c="19"/></text:span></text:p>
      <text:p text:style-name="P6"><text:span text:style-name="T25"><text:tab/> <text:s text:c="15"/>}</text:span><text:span text:style-name="T22">else</text:span><text:span text:style-name="T25"> </text:span><text:span text:style-name="T22">if</text:span><text:span text:style-name="T25">(</text:span><text:span text:style-name="T25">panel2</text:span><text:span text:style-name="T25">.isVisible()){</text:span></text:p>
      <text:p text:style-name="P5"/>
      <text:p text:style-name="P6"><text:span text:style-name="T25"><text:tab/> <text:s text:c="19"/></text:span><text:span text:style-name="T25">panel3</text:span><text:span text:style-name="T25">.setVisible(</text:span><text:span text:style-name="T22">true</text:span><text:span text:style-name="T25">);</text:span></text:p>
      <text:p text:style-name="P6"><text:span text:style-name="T25"><text:tab/> <text:s text:c="19"/></text:span><text:span text:style-name="T25">panel2</text:span><text:span text:style-name="T25">.setVisible(</text:span><text:span text:style-name="T22">false</text:span><text:span text:style-name="T25">);</text:span></text:p>
      <text:p text:style-name="P6"><text:span text:style-name="T25"><text:tab/> <text:s text:c="19"/></text:span><text:span text:style-name="T25">panel1</text:span><text:span text:style-name="T25">.setVisible(</text:span><text:span text:style-name="T22">false</text:span><text:span text:style-name="T25">);</text:span></text:p>
      <text:p text:style-name="P6"><text:span text:style-name="T25"><text:tab/> <text:s text:c="19"/>validate();</text:span></text:p>
      <text:p text:style-name="P6"><text:span text:style-name="T25"><text:tab/> <text:s text:c="15"/>}</text:span></text:p>
      <text:p text:style-name="P6"><text:span text:style-name="T25"><text:tab/> <text:s text:c="11"/>}</text:span></text:p>
      <text:p text:style-name="P6"><text:span text:style-name="T25"><text:tab/> <text:s text:c="7"/>});</text:span></text:p>
      <text:p text:style-name="P6"><text:span text:style-name="T25"><text:tab/> <text:s text:c="7"/></text:span></text:p>
      <text:p text:style-name="P6"><text:span text:style-name="T25"><text:tab/> <text:s text:c="7"/></text:span><text:span text:style-name="T25">btn_prev</text:span><text:span text:style-name="T25">.addActionListener(</text:span><text:span text:style-name="T22">new</text:span><text:span text:style-name="T25"> ActionListener() {</text:span></text:p>
      <text:p text:style-name="P6"><text:span text:style-name="T25"><text:tab/> <text:s text:c="11"/></text:span><text:span text:style-name="T22">public</text:span><text:span text:style-name="T25"> </text:span><text:span text:style-name="T22">void</text:span><text:span text:style-name="T25"> actionPerformed(ActionEvent e) {</text:span></text:p>
      <text:p text:style-name="P6"><text:span text:style-name="T25"><text:tab/> <text:s text:c="19"/></text:span></text:p>
      <text:p text:style-name="P6"><text:span text:style-name="T25"><text:tab/> <text:s text:c="15"/></text:span><text:span text:style-name="T22">if</text:span><text:span text:style-name="T25">(</text:span><text:span text:style-name="T25">panel2</text:span><text:span text:style-name="T25">.isVisible()){</text:span></text:p>
      <text:p text:style-name="P6"><text:span text:style-name="T25"><text:tab/> <text:s text:c="15"/></text:span></text:p>
      <text:p text:style-name="P6"><text:span text:style-name="T25"><text:tab/> <text:s text:c="19"/></text:span><text:span text:style-name="T25">panel1</text:span><text:span text:style-name="T25">.setVisible(</text:span><text:span text:style-name="T22">true</text:span><text:span text:style-name="T25">);</text:span></text:p>
      <text:p text:style-name="P6"><text:span text:style-name="T25"><text:tab/> <text:s text:c="19"/></text:span><text:span text:style-name="T25">panel2</text:span><text:span text:style-name="T25">.setVisible(</text:span><text:span text:style-name="T22">false</text:span><text:span text:style-name="T25">);</text:span></text:p>
      <text:p text:style-name="P6"><text:span text:style-name="T25"><text:tab/> <text:s text:c="19"/></text:span><text:span text:style-name="T25">panel3</text:span><text:span text:style-name="T25">.setVisible(</text:span><text:span text:style-name="T22">false</text:span><text:span text:style-name="T25">);</text:span></text:p>
      <text:p text:style-name="P6"><text:span text:style-name="T25"><text:tab/> <text:s text:c="19"/></text:span></text:p>
      <text:p text:style-name="P6"><text:span text:style-name="T25"><text:tab/> <text:s text:c="15"/>}</text:span><text:span text:style-name="T22">else</text:span><text:span text:style-name="T25"> </text:span><text:span text:style-name="T22">if</text:span><text:span text:style-name="T25">(</text:span><text:span text:style-name="T25">panel3</text:span><text:span text:style-name="T25">.isVisible()){</text:span></text:p>
      <text:p text:style-name="P6"><text:span text:style-name="T25"><text:tab/> <text:s text:c="19"/></text:span><text:span text:style-name="T25">panel2</text:span><text:span text:style-name="T25">.setVisible(</text:span><text:span text:style-name="T22">true</text:span><text:span text:style-name="T25">);</text:span></text:p>
      <text:p text:style-name="P6"><text:span text:style-name="T25"><text:tab/> <text:s text:c="19"/></text:span><text:span text:style-name="T25">panel3</text:span><text:span text:style-name="T25">.setVisible(</text:span><text:span text:style-name="T22">false</text:span><text:span text:style-name="T25">);</text:span></text:p>
      <text:p text:style-name="P6"><text:span text:style-name="T25"><text:tab/> <text:s text:c="19"/></text:span><text:span text:style-name="T25">panel1</text:span><text:span text:style-name="T25">.setVisible(</text:span><text:span text:style-name="T22">false</text:span><text:span text:style-name="T25">);</text:span></text:p>
      <text:p text:style-name="P6"><text:span text:style-name="T25"><text:tab/> <text:s text:c="15"/>}</text:span></text:p>
      <text:p text:style-name="P6"><text:span text:style-name="T25"><text:tab/> <text:s text:c="11"/>}</text:span></text:p>
      <text:p text:style-name="P6"><text:soft-page-break/><text:span text:style-name="T25"><text:tab/> <text:s text:c="7"/>}); <text:s text:c="7"/></text:span></text:p>
      <text:p text:style-name="P6"><text:span text:style-name="T25"><text:tab/> <text:s text:c="3"/>}</text:span></text:p>
      <text:p text:style-name="P5"/>
      <text:p text:style-name="P6"><text:span text:style-name="T25"><text:tab/> <text:s text:c="3"/></text:span><text:span text:style-name="T22">public</text:span><text:span text:style-name="T25"> </text:span><text:span text:style-name="T22">static</text:span><text:span text:style-name="T25"> </text:span><text:span text:style-name="T22">void</text:span><text:span text:style-name="T25"> main(String[] args) {</text:span></text:p>
      <text:p text:style-name="P6"><text:span text:style-name="T25"><text:tab/> <text:s text:c="3"/><text:tab/>Multiples_jpanel frame = </text:span><text:span text:style-name="T22">new</text:span><text:span text:style-name="T25"> Multiples_jpanel();</text:span></text:p>
      <text:p text:style-name="P6"><text:span text:style-name="T25"><text:tab/> <text:s text:c="7"/>frame.setVisible(</text:span><text:span text:style-name="T22">true</text:span><text:span text:style-name="T25">);</text:span></text:p>
      <text:p text:style-name="P6"><text:span text:style-name="T25"><text:tab/> <text:s text:c="3"/>}</text:span></text:p>
      <text:p text:style-name="P1"><text:span text:style-name="T25"><text:tab/>}</text:span></text:p>
      <text:p text:style-name="P1"><text:span text:style-name="T25"/></text:p>
      <text:p text:style-name="P4">panel1</text:p>
      <text:p text:style-name="P3"/>
      <text:p text:style-name="P3"><text:span text:style-name="T25">import</text:span><text:span text:style-name="T25"> javax.swing.JPanel;</text:span></text:p>
      <text:p text:style-name="P5"/>
      <text:p text:style-name="P6"><text:span text:style-name="T25"><text:tab/></text:span><text:span text:style-name="T22">import</text:span><text:span text:style-name="T25"> java.awt.Color;</text:span></text:p>
      <text:p text:style-name="P6"><text:span text:style-name="T25"><text:tab/></text:span><text:span text:style-name="T22">import</text:span><text:span text:style-name="T25"> java.awt.Font;</text:span></text:p>
      <text:p text:style-name="P6"><text:span text:style-name="T25"><text:tab/></text:span><text:span text:style-name="T22">import</text:span><text:span text:style-name="T25"> java.awt.GridBagConstraints;</text:span></text:p>
      <text:p text:style-name="P6"><text:span text:style-name="T25"><text:tab/></text:span><text:span text:style-name="T22">import</text:span><text:span text:style-name="T25"> java.awt.GridBagLayout;</text:span></text:p>
      <text:p text:style-name="P6"><text:span text:style-name="T25"><text:tab/></text:span><text:span text:style-name="T22">import</text:span><text:span text:style-name="T25"> javax.swing.JLabel;</text:span></text:p>
      <text:p text:style-name="P6"><text:span text:style-name="T25"><text:tab/></text:span><text:span text:style-name="T22">import</text:span><text:span text:style-name="T25"> </text:span><text:span text:style-name="T26">javax.swing.JPanel</text:span><text:span text:style-name="T25">;</text:span></text:p>
      <text:p text:style-name="P5"/>
      <text:p text:style-name="P6"><text:span text:style-name="T25"><text:tab/></text:span><text:span text:style-name="T22">public</text:span><text:span text:style-name="T25"> </text:span><text:span text:style-name="T22">class</text:span><text:span text:style-name="T25"> </text:span><text:span text:style-name="T26">jpanel1</text:span><text:span text:style-name="T25"> </text:span><text:span text:style-name="T22">extends</text:span><text:span text:style-name="T25"> JPanel{</text:span></text:p>
      <text:p text:style-name="P5"/>
      <text:p text:style-name="P6"><text:span text:style-name="T25"><text:tab/> <text:s text:c="3"/>JLabel </text:span><text:span text:style-name="T25">label</text:span><text:span text:style-name="T25"> = </text:span><text:span text:style-name="T22">new</text:span><text:span text:style-name="T25"> JLabel(</text:span><text:span text:style-name="T25">"panel 1"</text:span><text:span text:style-name="T25">);</text:span></text:p>
      <text:p text:style-name="P5"/>
      <text:p text:style-name="P6"><text:span text:style-name="T25"><text:tab/> <text:s text:c="3"/>Font </text:span><text:span text:style-name="T25">fuente</text:span><text:span text:style-name="T25"> = </text:span><text:span text:style-name="T22">new</text:span><text:span text:style-name="T25"> Font(</text:span><text:span text:style-name="T25">"Comic Sans MS"</text:span><text:span text:style-name="T25">, Font.</text:span><text:span text:style-name="T31">ITALIC</text:span><text:span text:style-name="T25">, 40);</text:span></text:p>
      <text:p text:style-name="P6"><text:span text:style-name="T25"><text:tab/> <text:s text:c="3"/></text:span></text:p>
      <text:p text:style-name="P6"><text:span text:style-name="T25"><text:tab/> <text:s text:c="3"/>GridBagLayout </text:span><text:span text:style-name="T25">layout</text:span><text:span text:style-name="T25"> = </text:span><text:span text:style-name="T22">new</text:span><text:span text:style-name="T25"> GridBagLayout();</text:span></text:p>
      <text:p text:style-name="P6"><text:span text:style-name="T25"><text:tab/> <text:s text:c="3"/>GridBagConstraints </text:span><text:span text:style-name="T25">config</text:span><text:span text:style-name="T25"> = </text:span><text:span text:style-name="T22">new</text:span><text:span text:style-name="T25"> GridBagConstraints();</text:span></text:p>
      <text:p text:style-name="P6"><text:span text:style-name="T25"><text:tab/> <text:s text:c="3"/></text:span></text:p>
      <text:p text:style-name="P6"><text:span text:style-name="T25"><text:tab/> <text:s text:c="3"/></text:span><text:span text:style-name="T22">public</text:span><text:span text:style-name="T25"> jpanel1(){</text:span></text:p>
      <text:p text:style-name="P6"><text:span text:style-name="T25"><text:tab/> <text:s text:c="7"/></text:span><text:span text:style-name="T22">this</text:span><text:span text:style-name="T25">.setLayout(</text:span><text:span text:style-name="T25">layout</text:span><text:span text:style-name="T25">);</text:span></text:p>
      <text:p text:style-name="P6"><text:span text:style-name="T25"><text:tab/> <text:s text:c="7"/></text:span><text:span text:style-name="T22">this</text:span><text:span text:style-name="T25">.setBackground(Color.</text:span><text:span text:style-name="T31">GRAY</text:span><text:span text:style-name="T25">);</text:span></text:p>
      <text:p text:style-name="P6"><text:span text:style-name="T25"><text:tab/> <text:s text:c="7"/></text:span></text:p>
      <text:p text:style-name="P6"><text:span text:style-name="T25"><text:tab/> <text:s text:c="7"/></text:span><text:span text:style-name="T25">label</text:span><text:span text:style-name="T25">.setFont(</text:span><text:span text:style-name="T25">fuente</text:span><text:span text:style-name="T25">);</text:span></text:p>
      <text:p text:style-name="P6"><text:span text:style-name="T25"><text:tab/> <text:s text:c="7"/></text:span></text:p>
      <text:p text:style-name="P6"><text:span text:style-name="T25"><text:tab/> <text:s text:c="7"/></text:span><text:span text:style-name="T25">config</text:span><text:span text:style-name="T25">.</text:span><text:span text:style-name="T25">gridx</text:span><text:span text:style-name="T25">=0;</text:span></text:p>
      <text:p text:style-name="P6"><text:span text:style-name="T25"><text:tab/> <text:s text:c="7"/></text:span><text:span text:style-name="T25">config</text:span><text:span text:style-name="T25">.</text:span><text:span text:style-name="T25">gridy</text:span><text:span text:style-name="T25">=0;</text:span></text:p>
      <text:p text:style-name="P6"><text:span text:style-name="T25"><text:tab/> <text:s text:c="7"/></text:span><text:span text:style-name="T25">config</text:span><text:span text:style-name="T25">.</text:span><text:span text:style-name="T25">gridwidth</text:span><text:span text:style-name="T25">=1;</text:span></text:p>
      <text:p text:style-name="P6"><text:span text:style-name="T25"><text:tab/> <text:s text:c="7"/></text:span><text:span text:style-name="T25">config</text:span><text:span text:style-name="T25">.</text:span><text:span text:style-name="T25">gridheight</text:span><text:span text:style-name="T25">=1;</text:span></text:p>
      <text:p text:style-name="P6"><text:span text:style-name="T25"><text:tab/> <text:s text:c="7"/></text:span><text:span text:style-name="T25">config</text:span><text:span text:style-name="T25">.</text:span><text:span text:style-name="T25">anchor</text:span><text:span text:style-name="T25">=GridBagConstraints.</text:span><text:span text:style-name="T31">CENTER</text:span><text:span text:style-name="T25">;</text:span></text:p>
      <text:p text:style-name="P6"><text:span text:style-name="T25"><text:tab/> <text:s text:c="7"/></text:span><text:span text:style-name="T25">config</text:span><text:span text:style-name="T25">.</text:span><text:span text:style-name="T25">fill</text:span><text:span text:style-name="T25">= GridBagConstraints.</text:span><text:span text:style-name="T31">BOTH</text:span><text:span text:style-name="T25">;</text:span></text:p>
      <text:p text:style-name="P6"><text:span text:style-name="T25"><text:tab/> <text:s text:c="7"/></text:span><text:span text:style-name="T22">this</text:span><text:span text:style-name="T25">.add(</text:span><text:span text:style-name="T25">label</text:span><text:span text:style-name="T25">, </text:span><text:span text:style-name="T25">config</text:span><text:span text:style-name="T25">);</text:span></text:p>
      <text:p text:style-name="P6"><text:span text:style-name="T25"><text:tab/> <text:s text:c="7"/></text:span></text:p>
      <text:p text:style-name="P6"><text:span text:style-name="T25"><text:tab/> <text:s text:c="3"/>}</text:span></text:p>
      <text:p text:style-name="P6"><text:span text:style-name="T25"><text:tab/> <text:s text:c="3"/></text:span></text:p>
      <text:p text:style-name="P3"><text:span text:style-name="T25"><text:tab/>}</text:span></text:p>
      <text:p text:style-name="P4"/>
      <text:p text:style-name="P4">panel2</text:p>
      <text:p text:style-name="P4"/>
      <text:p text:style-name="P2"><text:span text:style-name="T23">import</text:span><text:span text:style-name="T23"> javax.swing.JPanel;</text:span></text:p>
      <text:p text:style-name="P6"><text:span text:style-name="T22">import</text:span><text:span text:style-name="T25"> java.awt.Color;</text:span></text:p>
      <text:p text:style-name="P6"><text:span text:style-name="T22">import</text:span><text:span text:style-name="T25"> java.awt.Font;</text:span></text:p>
      <text:p text:style-name="P6"><text:span text:style-name="T22">import</text:span><text:span text:style-name="T25"> java.awt.GridBagConstraints;</text:span></text:p>
      <text:p text:style-name="P6"><text:span text:style-name="T22">import</text:span><text:span text:style-name="T25"> java.awt.GridBagLayout;</text:span></text:p>
      <text:p text:style-name="P6"><text:span text:style-name="T22">import</text:span><text:span text:style-name="T25"> javax.swing.JLabel;</text:span></text:p>
      <text:p text:style-name="P6"><text:span text:style-name="T22">import</text:span><text:span text:style-name="T25"> </text:span><text:span text:style-name="T26">javax.swing.JPanel</text:span><text:span text:style-name="T25">;</text:span></text:p>
      <text:p text:style-name="P6"><text:span text:style-name="T22">import</text:span><text:span text:style-name="T25"> </text:span><text:span text:style-name="T26">java.awt.Color</text:span><text:span text:style-name="T25">;</text:span></text:p>
      <text:p text:style-name="P6"><text:span text:style-name="T22">import</text:span><text:span text:style-name="T25"> </text:span><text:span text:style-name="T26">java.awt.Font</text:span><text:span text:style-name="T25">;</text:span></text:p>
      <text:p text:style-name="P6"><text:span text:style-name="T22">import</text:span><text:span text:style-name="T25"> </text:span><text:span text:style-name="T26">java.awt.GridBagConstraints</text:span><text:span text:style-name="T25">;</text:span></text:p>
      <text:p text:style-name="P6"><text:span text:style-name="T22">import</text:span><text:span text:style-name="T25"> </text:span><text:span text:style-name="T26">java.awt.GridBagLayout</text:span><text:span text:style-name="T25">;</text:span></text:p>
      <text:p text:style-name="P6"><text:span text:style-name="T22">import</text:span><text:span text:style-name="T25"> </text:span><text:span text:style-name="T26">javax.swing.JLabel</text:span><text:span text:style-name="T25">;</text:span></text:p>
      <text:p text:style-name="P6"><text:span text:style-name="T22">import</text:span><text:span text:style-name="T25"> </text:span><text:span text:style-name="T26">javax.swing.JPanel</text:span><text:span text:style-name="T25">;</text:span></text:p>
      <text:p text:style-name="P5"/>
      <text:p text:style-name="P6"><text:span text:style-name="T25"><text:tab/></text:span><text:span text:style-name="T22">public</text:span><text:span text:style-name="T25"> </text:span><text:span text:style-name="T22">class</text:span><text:span text:style-name="T25"> </text:span><text:span text:style-name="T26">jpanel2</text:span><text:span text:style-name="T25"> </text:span><text:span text:style-name="T22">extends</text:span><text:span text:style-name="T25"> JPanel{</text:span></text:p>
      <text:p text:style-name="P6"><text:span text:style-name="T25"><text:tab/> <text:s text:c="3"/></text:span></text:p>
      <text:p text:style-name="P6"><text:span text:style-name="T25"><text:tab/> <text:s text:c="3"/>JLabel </text:span><text:span text:style-name="T25">label</text:span><text:span text:style-name="T25"> = </text:span><text:span text:style-name="T22">new</text:span><text:span text:style-name="T25"> JLabel(</text:span><text:span text:style-name="T25">"panel 2"</text:span><text:span text:style-name="T25">); <text:s/></text:span></text:p>
      <text:p text:style-name="P6"><text:span text:style-name="T25"><text:tab/> <text:s text:c="3"/>Font </text:span><text:span text:style-name="T25">fuente</text:span><text:span text:style-name="T25"> = </text:span><text:span text:style-name="T22">new</text:span><text:span text:style-name="T25"> Font(</text:span><text:span text:style-name="T25">"Comic Sans MS"</text:span><text:span text:style-name="T25">, Font.</text:span><text:span text:style-name="T31">ITALIC</text:span><text:span text:style-name="T25">, 40);</text:span></text:p>
      <text:p text:style-name="P6"><text:span text:style-name="T25"><text:tab/> <text:s text:c="3"/></text:span></text:p>
      <text:p text:style-name="P6"><text:span text:style-name="T25"><text:tab/> <text:s text:c="3"/>GridBagLayout </text:span><text:span text:style-name="T25">layout</text:span><text:span text:style-name="T25"> = </text:span><text:span text:style-name="T22">new</text:span><text:span text:style-name="T25"> GridBagLayout();</text:span></text:p>
      <text:p text:style-name="P6"><text:span text:style-name="T25"><text:tab/> <text:s text:c="3"/>GridBagConstraints </text:span><text:span text:style-name="T25">config</text:span><text:span text:style-name="T25"> = </text:span><text:span text:style-name="T22">new</text:span><text:span text:style-name="T25"> GridBagConstraints();</text:span></text:p>
      <text:p text:style-name="P5"/>
      <text:p text:style-name="P6"><text:span text:style-name="T25"><text:tab/> <text:s text:c="3"/></text:span><text:span text:style-name="T22">public</text:span><text:span text:style-name="T25"> jpanel2(){</text:span></text:p>
      <text:p text:style-name="P6"><text:span text:style-name="T25"><text:tab/> <text:s text:c="3"/></text:span></text:p>
      <text:p text:style-name="P6"><text:span text:style-name="T25"><text:tab/> <text:s text:c="7"/></text:span><text:span text:style-name="T22">this</text:span><text:span text:style-name="T25">.setLayout(</text:span><text:span text:style-name="T25">layout</text:span><text:span text:style-name="T25">);</text:span></text:p>
      <text:p text:style-name="P6"><text:span text:style-name="T25"><text:tab/> <text:s text:c="7"/></text:span><text:span text:style-name="T22">this</text:span><text:span text:style-name="T25">.setBackground(Color.</text:span><text:span text:style-name="T32">BLUE</text:span><text:span text:style-name="T25">);</text:span></text:p>
      <text:p text:style-name="P6"><text:span text:style-name="T25"><text:tab/> <text:s text:c="7"/></text:span></text:p>
      <text:p text:style-name="P6"><text:span text:style-name="T25"><text:tab/> <text:s text:c="7"/></text:span><text:span text:style-name="T25">label</text:span><text:span text:style-name="T25">.setFont(</text:span><text:span text:style-name="T25">fuente</text:span><text:span text:style-name="T25">);</text:span></text:p>
      <text:p text:style-name="P6"><text:soft-page-break/><text:span text:style-name="T25"><text:tab/> <text:s text:c="7"/></text:span><text:span text:style-name="T25">config</text:span><text:span text:style-name="T25">.</text:span><text:span text:style-name="T25">gridx</text:span><text:span text:style-name="T25">=0;</text:span></text:p>
      <text:p text:style-name="P6"><text:span text:style-name="T25"><text:tab/> <text:s text:c="7"/></text:span><text:span text:style-name="T25">config</text:span><text:span text:style-name="T25">.</text:span><text:span text:style-name="T25">gridy</text:span><text:span text:style-name="T25">=0;</text:span></text:p>
      <text:p text:style-name="P6"><text:span text:style-name="T25"><text:tab/> <text:s text:c="7"/></text:span><text:span text:style-name="T25">config</text:span><text:span text:style-name="T25">.</text:span><text:span text:style-name="T25">gridwidth</text:span><text:span text:style-name="T25">=1;</text:span></text:p>
      <text:p text:style-name="P6"><text:span text:style-name="T25"><text:tab/> <text:s text:c="7"/></text:span><text:span text:style-name="T25">config</text:span><text:span text:style-name="T25">.</text:span><text:span text:style-name="T25">gridheight</text:span><text:span text:style-name="T25">=1;</text:span></text:p>
      <text:p text:style-name="P6"><text:span text:style-name="T25"><text:tab/> <text:s text:c="7"/></text:span><text:span text:style-name="T25">config</text:span><text:span text:style-name="T25">.</text:span><text:span text:style-name="T25">anchor</text:span><text:span text:style-name="T25">=GridBagConstraints.</text:span><text:span text:style-name="T31">CENTER</text:span><text:span text:style-name="T25">;</text:span></text:p>
      <text:p text:style-name="P6"><text:span text:style-name="T25"><text:tab/> <text:s text:c="7"/></text:span><text:span text:style-name="T25">config</text:span><text:span text:style-name="T25">.</text:span><text:span text:style-name="T25">fill</text:span><text:span text:style-name="T25">= GridBagConstraints.</text:span><text:span text:style-name="T31">BOTH</text:span><text:span text:style-name="T25">;</text:span></text:p>
      <text:p text:style-name="P6"><text:span text:style-name="T25"><text:tab/> <text:s text:c="7"/></text:span><text:span text:style-name="T22">this</text:span><text:span text:style-name="T25">.add(</text:span><text:span text:style-name="T25">label</text:span><text:span text:style-name="T25">, </text:span><text:span text:style-name="T25">config</text:span><text:span text:style-name="T25">);</text:span></text:p>
      <text:p text:style-name="P6"><text:span text:style-name="T25"><text:tab/> <text:s text:c="7"/></text:span></text:p>
      <text:p text:style-name="P6"><text:span text:style-name="T25"><text:tab/> <text:s text:c="7"/></text:span></text:p>
      <text:p text:style-name="P6"><text:span text:style-name="T25"><text:tab/> <text:s text:c="3"/>}</text:span></text:p>
      <text:p text:style-name="P6"><text:span text:style-name="T25"><text:tab/> <text:s text:c="3"/></text:span></text:p>
      <text:p text:style-name="P3"><text:span text:style-name="T25"><text:tab/>}</text:span></text:p>
      <text:p text:style-name="P4"/>
      <text:p text:style-name="P4"><text:span text:style-name="T25">panel3</text:span></text:p>
      <text:p text:style-name="P3"><text:span text:style-name="T25"/></text:p>
      <text:p text:style-name="P3"><text:span text:style-name="T25"><text:tab/></text:span><text:span text:style-name="T25">import</text:span><text:span text:style-name="T25"> java.awt.Color;</text:span></text:p>
      <text:p text:style-name="P6"><text:span text:style-name="T25"><text:tab/></text:span><text:span text:style-name="T22">import</text:span><text:span text:style-name="T25"> java.awt.Font;</text:span></text:p>
      <text:p text:style-name="P6"><text:span text:style-name="T25"><text:tab/></text:span><text:span text:style-name="T22">import</text:span><text:span text:style-name="T25"> java.awt.GridBagConstraints;</text:span></text:p>
      <text:p text:style-name="P6"><text:span text:style-name="T25"><text:tab/></text:span><text:span text:style-name="T22">import</text:span><text:span text:style-name="T25"> java.awt.GridBagLayout;</text:span></text:p>
      <text:p text:style-name="P6"><text:span text:style-name="T25"><text:tab/></text:span><text:span text:style-name="T22">import</text:span><text:span text:style-name="T25"> javax.swing.JLabel;</text:span></text:p>
      <text:p text:style-name="P6"><text:span text:style-name="T25"><text:tab/></text:span><text:span text:style-name="T22">import</text:span><text:span text:style-name="T25"> javax.swing.JPanel;</text:span></text:p>
      <text:p text:style-name="P5"/>
      <text:p text:style-name="P6"><text:span text:style-name="T25"><text:tab/></text:span><text:span text:style-name="T22">public</text:span><text:span text:style-name="T25"> </text:span><text:span text:style-name="T22">class</text:span><text:span text:style-name="T25"> </text:span><text:span text:style-name="T26">jpanel3</text:span><text:span text:style-name="T25"> </text:span><text:span text:style-name="T22">extends</text:span><text:span text:style-name="T25"> JPanel{</text:span></text:p>
      <text:p text:style-name="P6"><text:span text:style-name="T25"><text:tab/> <text:s text:c="3"/></text:span></text:p>
      <text:p text:style-name="P6"><text:span text:style-name="T25"><text:tab/> <text:s text:c="3"/>JLabel </text:span><text:span text:style-name="T25">label</text:span><text:span text:style-name="T25"> = </text:span><text:span text:style-name="T22">new</text:span><text:span text:style-name="T25"> JLabel(</text:span><text:span text:style-name="T25">"panel 3"</text:span><text:span text:style-name="T25">); <text:s/></text:span></text:p>
      <text:p text:style-name="P6"><text:span text:style-name="T25"><text:tab/> <text:s text:c="3"/>Font </text:span><text:span text:style-name="T25">fuente</text:span><text:span text:style-name="T25"> = </text:span><text:span text:style-name="T22">new</text:span><text:span text:style-name="T25"> Font(</text:span><text:span text:style-name="T25">"Comic Sans MS"</text:span><text:span text:style-name="T25">, Font.</text:span><text:span text:style-name="T31">ITALIC</text:span><text:span text:style-name="T25">, 40);</text:span></text:p>
      <text:p text:style-name="P6"><text:span text:style-name="T25"><text:tab/> <text:s text:c="3"/></text:span></text:p>
      <text:p text:style-name="P6"><text:span text:style-name="T25"><text:tab/> <text:s text:c="3"/>GridBagLayout </text:span><text:span text:style-name="T25">layout</text:span><text:span text:style-name="T25"> = </text:span><text:span text:style-name="T22">new</text:span><text:span text:style-name="T25"> GridBagLayout();</text:span></text:p>
      <text:p text:style-name="P6"><text:span text:style-name="T25"><text:tab/> <text:s text:c="3"/>GridBagConstraints </text:span><text:span text:style-name="T25">config</text:span><text:span text:style-name="T25"> = </text:span><text:span text:style-name="T22">new</text:span><text:span text:style-name="T25"> GridBagConstraints();</text:span></text:p>
      <text:p text:style-name="P6"><text:span text:style-name="T25"><text:tab/> <text:s text:c="3"/></text:span></text:p>
      <text:p text:style-name="P6"><text:span text:style-name="T25"><text:tab/> <text:s text:c="3"/></text:span><text:span text:style-name="T22">public</text:span><text:span text:style-name="T25"> jpanel3(){</text:span></text:p>
      <text:p text:style-name="P6"><text:span text:style-name="T25"><text:tab/> <text:s text:c="3"/></text:span></text:p>
      <text:p text:style-name="P6"><text:span text:style-name="T25"><text:tab/> <text:s text:c="7"/></text:span><text:span text:style-name="T22">this</text:span><text:span text:style-name="T25">.setLayout(</text:span><text:span text:style-name="T25">layout</text:span><text:span text:style-name="T25">);</text:span></text:p>
      <text:p text:style-name="P6"><text:span text:style-name="T25"><text:tab/> <text:s text:c="7"/></text:span><text:span text:style-name="T22">this</text:span><text:span text:style-name="T25">.setBackground(Color.</text:span><text:span text:style-name="T32">GREEN</text:span><text:span text:style-name="T25">);</text:span></text:p>
      <text:p text:style-name="P6"><text:span text:style-name="T25"><text:tab/> <text:s text:c="7"/></text:span></text:p>
      <text:p text:style-name="P6"><text:span text:style-name="T25"><text:tab/> <text:s text:c="7"/></text:span><text:span text:style-name="T25">label</text:span><text:span text:style-name="T25">.setFont(</text:span><text:span text:style-name="T25">fuente</text:span><text:span text:style-name="T25">);</text:span></text:p>
      <text:p text:style-name="P6"><text:span text:style-name="T25"><text:tab/> <text:s text:c="7"/></text:span><text:span text:style-name="T25">config</text:span><text:span text:style-name="T25">.</text:span><text:span text:style-name="T25">gridx</text:span><text:span text:style-name="T25">=0;</text:span></text:p>
      <text:p text:style-name="P6"><text:span text:style-name="T25"><text:tab/> <text:s text:c="7"/></text:span><text:span text:style-name="T25">config</text:span><text:span text:style-name="T25">.</text:span><text:span text:style-name="T25">gridy</text:span><text:span text:style-name="T25">=0;</text:span></text:p>
      <text:p text:style-name="P6"><text:span text:style-name="T25"><text:tab/> <text:s text:c="7"/></text:span><text:span text:style-name="T25">config</text:span><text:span text:style-name="T25">.</text:span><text:span text:style-name="T25">gridwidth</text:span><text:span text:style-name="T25">=1;</text:span></text:p>
      <text:p text:style-name="P6"><text:span text:style-name="T25"><text:tab/> <text:s text:c="7"/></text:span><text:span text:style-name="T25">config</text:span><text:span text:style-name="T25">.</text:span><text:span text:style-name="T25">gridheight</text:span><text:span text:style-name="T25">=1;</text:span></text:p>
      <text:p text:style-name="P6"><text:span text:style-name="T25"><text:tab/> <text:s text:c="7"/></text:span><text:span text:style-name="T25">config</text:span><text:span text:style-name="T25">.</text:span><text:span text:style-name="T25">anchor</text:span><text:span text:style-name="T25">=GridBagConstraints.</text:span><text:span text:style-name="T31">CENTER</text:span><text:span text:style-name="T25">;</text:span></text:p>
      <text:p text:style-name="P6"><text:span text:style-name="T25"><text:tab/> <text:s text:c="7"/></text:span><text:span text:style-name="T25">config</text:span><text:span text:style-name="T25">.</text:span><text:span text:style-name="T25">fill</text:span><text:span text:style-name="T25">= GridBagConstraints.</text:span><text:span text:style-name="T31">BOTH</text:span><text:span text:style-name="T25">;</text:span></text:p>
      <text:p text:style-name="P6"><text:span text:style-name="T25"><text:tab/> <text:s text:c="7"/></text:span><text:span text:style-name="T22">this</text:span><text:span text:style-name="T25">.add(</text:span><text:span text:style-name="T25">label</text:span><text:span text:style-name="T25">, </text:span><text:span text:style-name="T25">config</text:span><text:span text:style-name="T25">);</text:span></text:p>
      <text:p text:style-name="P6"><text:span text:style-name="T25"><text:tab/> <text:s text:c="7"/></text:span></text:p>
      <text:p text:style-name="P6"><text:span text:style-name="T25"><text:tab/> <text:s text:c="7"/></text:span></text:p>
      <text:p text:style-name="P6"><text:span text:style-name="T25"><text:tab/> <text:s text:c="3"/>}</text:span></text:p>
      <text:p text:style-name="P6"><text:span text:style-name="T25"><text:tab/> <text:s text:c="3"/></text:span></text:p>
      <text:p text:style-name="P3"><text:span text:style-name="T25"><text:tab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0:53:41.993165495</meta:creation-date>
    <dc:date>2020-04-03T10:57:39.518388542</dc:date>
    <meta:editing-duration>PT4M</meta:editing-duration>
    <meta:editing-cycles>1</meta:editing-cycles>
    <meta:document-statistic meta:table-count="0" meta:image-count="0" meta:object-count="0" meta:page-count="3" meta:paragraph-count="181" meta:word-count="378" meta:character-count="5450" meta:non-whitespace-character-count="3834"/>
    <meta:generator>LibreOffice/5.1.6.2$Linux_X86_64 LibreOffice_project/10m0$Build-2</meta:generator>
  </office:meta>
</office:document-meta>
</file>